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699cm"/>
    </style:style>
    <style:style style:name="Tableau1.B" style:family="table-column">
      <style:table-column-properties style:column-width="2.514cm"/>
    </style:style>
    <style:style style:name="Tableau1.C" style:family="table-column">
      <style:table-column-properties style:column-width="1.48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1.905cm"/>
    </style:style>
    <style:style style:name="Tableau1.F" style:family="table-column">
      <style:table-column-properties style:column-width="1.614cm"/>
    </style:style>
    <style:style style:name="Tableau1.G" style:family="table-column">
      <style:table-column-properties style:column-width="3.096cm"/>
    </style:style>
    <style:style style:name="Tableau1.H" style:family="table-column">
      <style:table-column-properties style:column-width="1.508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699cm"/>
    </style:style>
    <style:style style:name="Tableau2.B" style:family="table-column">
      <style:table-column-properties style:column-width="2.514cm"/>
    </style:style>
    <style:style style:name="Tableau2.C" style:family="table-column">
      <style:table-column-properties style:column-width="1.482cm"/>
    </style:style>
    <style:style style:name="Tableau2.D" style:family="table-column">
      <style:table-column-properties style:column-width="2.196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1.693cm"/>
    </style:style>
    <style:style style:name="Tableau2.G" style:family="table-column">
      <style:table-column-properties style:column-width="4.524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G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7bd7f"/>
    </style:style>
    <style:style style:name="P2" style:family="paragraph" style:parent-style-name="Table_20_Contents">
      <style:text-properties officeooo:rsid="0005775c" officeooo:paragraph-rsid="0007bd7f"/>
    </style:style>
    <style:style style:name="P3" style:family="paragraph" style:parent-style-name="Table_20_Contents">
      <style:text-properties officeooo:rsid="0007b06a" officeooo:paragraph-rsid="0007bd7f"/>
    </style:style>
    <style:style style:name="P4" style:family="paragraph" style:parent-style-name="Table_20_Contents">
      <style:text-properties officeooo:rsid="0008cc4a" officeooo:paragraph-rsid="0007bd7f"/>
    </style:style>
    <style:style style:name="P5" style:family="paragraph" style:parent-style-name="Table_20_Contents">
      <style:text-properties officeooo:rsid="0006ecf9" officeooo:paragraph-rsid="0007bd7f"/>
    </style:style>
    <style:style style:name="P6" style:family="paragraph" style:parent-style-name="Table_20_Contents">
      <style:text-properties officeooo:rsid="000807fc" officeooo:paragraph-rsid="0007bd7f"/>
    </style:style>
    <style:style style:name="P7" style:family="paragraph" style:parent-style-name="Table_20_Contents">
      <style:text-properties officeooo:rsid="000a2c2c" officeooo:paragraph-rsid="0007bd7f"/>
    </style:style>
    <style:style style:name="P8" style:family="paragraph" style:parent-style-name="Table_20_Contents">
      <style:text-properties officeooo:paragraph-rsid="0007bd7f"/>
    </style:style>
    <style:style style:name="P9" style:family="paragraph" style:parent-style-name="Table_20_Contents">
      <style:text-properties officeooo:rsid="0007bd7f" officeooo:paragraph-rsid="0007bd7f"/>
    </style:style>
    <style:style style:name="T1" style:family="text">
      <style:text-properties officeooo:rsid="0007b06a"/>
    </style:style>
    <style:style style:name="T2" style:family="text">
      <style:text-properties officeooo:rsid="000807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2">Nom du plat</text:p>
          </table:table-cell>
          <table:table-cell table:style-name="Tableau1.A1" office:value-type="string">
            <text:p text:style-name="P2">Type de plat</text:p>
          </table:table-cell>
          <table:table-cell table:style-name="Tableau1.A1" office:value-type="string">
            <text:p text:style-name="P2">Id image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2">Liste objet</text:p>
          </table:table-cell>
          <table:table-cell table:style-name="Tableau1.A1" office:value-type="string">
            <text:p text:style-name="P2">recettes</text:p>
          </table:table-cell>
          <table:table-cell table:style-name="Tableau1.A1" office:value-type="string">
            <text:p text:style-name="P2">ingredient</text:p>
          </table:table-cell>
          <table:table-cell table:style-name="Tableau1.A1" office:value-type="string">
            <text:p text:style-name="P2">source</text:p>
          </table:table-cell>
        </table:table-row>
        <table:table-row>
          <table:table-cell table:style-name="Tableau1.A1" office:value-type="string">
            <text:p text:style-name="P2">Carri de crevette</text:p>
          </table:table-cell>
          <table:table-cell table:style-name="Tableau1.A1" office:value-type="string">
            <text:p text:style-name="P3">Crevettes soupé</text:p>
          </table:table-cell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Crevetes a la sauce tomate servie avec du riz</text:p>
          </table:table-cell>
          <table:table-cell table:style-name="Tableau1.A1" office:value-type="string">
            <text:p text:style-name="P3">1-viande de crevettes</text:p>
            <text:p text:style-name="P3">2-du riz</text:p>
            <text:p text:style-name="P3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400 g de grosses crevettes</text:p>
            <text:p text:style-name="P8">200 g de tomates</text:p>
            <text:p text:style-name="P8">1 petit oignon</text:p>
            <text:p text:style-name="P8">2 gousses d'ail</text:p>
            <text:p text:style-name="P8">2 cm de gingembre frais</text:p>
            <text:p text:style-name="P8">10 cl d'eau</text:p>
            <text:p text:style-name="P8">1 c. à s. de beurre clarifié</text:p>
            <text:p text:style-name="P8">1 c. à s. de curry en poudre</text:p>
            <text:p text:style-name="P8">1/2 bouquet de coriandre fraîche</text:p>
            <text:p text:style-name="P8">2 cubes de bouillon Kub</text:p>
            <text:p text:style-name="P8">Cari de crevettes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Carri de poulet</text:p>
          </table:table-cell>
          <table:table-cell table:style-name="Tableau1.A1" office:value-type="string">
            <text:p text:style-name="P5">Poulet <text:span text:style-name="T1">soupé</text:span></text:p>
          </table:table-cell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5">viande de poulet qui se mange avec du riz,l’haricot st des feuilles de dose de safran</text:p>
          </table:table-cell>
          <table:table-cell table:style-name="Tableau1.A1" office:value-type="string">
            <text:p text:style-name="P5">1-Viande de poulet</text:p>
            <text:p text:style-name="P5">2-du riz</text:p>
            <text:p text:style-name="P5">3-haricot</text:p>
            <text:p text:style-name="P5">4-feuille de dose safran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3">1 poulet</text:p>
            <text:p text:style-name="P3">2 cs d’huiles</text:p>
            <text:p text:style-name="P3">2 oignons</text:p>
            <text:p text:style-name="P3">6 tomates</text:p>
            <text:p text:style-name="P3">boite de haricot rouge</text:p>
            <text:p text:style-name="P3">1 brin de thym</text:p>
            <text:p text:style-name="P3">3 gousses d’ail</text:p>
            <text:p text:style-name="P3">1 morceau de gingembre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Crevette au lait de coco</text:p>
          </table:table-cell>
          <table:table-cell table:style-name="Tableau1.A1" office:value-type="string">
            <text:p text:style-name="P4">ragout</text:p>
          </table:table-cell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Crevettes soupé servie avec du riz</text:p>
          </table:table-cell>
          <table:table-cell table:style-name="Tableau1.A1" office:value-type="string">
            <text:p text:style-name="P4">1-viande crevettes</text:p>
            <text:p text:style-name="P4">2-accompagnement du riz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Gâteau de riz</text:p>
          </table:table-cell>
          <table:table-cell table:style-name="Tableau1.A1" office:value-type="string">
            <text:p text:style-name="P6">gateau</text:p>
          </table:table-cell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6">C’est un gateau de riz cuit au four </text:p>
          </table:table-cell>
          <table:table-cell table:style-name="Tableau1.A1" office:value-type="string">
            <text:p text:style-name="P6">1- du riz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>Du ri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Salade de mangue</text:p>
          </table:table-cell>
          <table:table-cell table:style-name="Tableau1.A1" office:value-type="string">
            <text:p text:style-name="P5">salade</text:p>
          </table:table-cell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5">Des immences de mangue avec des oignons rouge</text:p>
          </table:table-cell>
          <table:table-cell table:style-name="Tableau1.A1" office:value-type="string">
            <text:p text:style-name="P5">1-mangue</text:p>
            <text:p text:style-name="P5">2-oignon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belle mangue verte et ferme (fruit pas mûr ou à peine, ceci n'est pas une variété de mangue),</text:p>
            <text:p text:style-name="P8">3 c à s d'huile de tournesol,</text:p>
            <text:p text:style-name="P8">le zeste d'1 petit citron jaune bio,</text:p>
            <text:p text:style-name="P8">1 c à s de jus de citron jaune,</text:p>
            <text:p text:style-name="P8">1 petite gousse <text:soft-page-break/>d'ail,</text:p>
            <text:p text:style-name="P8">1/2 oignon rouge,</text:p>
            <text:p text:style-name="P8">1 bonne pincée de piment d'Espelette (facultatif),</text:p>
            <text:p text:style-name="P8">1 c à c de sauce soja salée,</text:p>
            <text:p text:style-name="P8">sel et poivre du moulin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Poulet Véga</text:p>
          </table:table-cell>
          <table:table-cell table:style-name="Tableau1.A1" office:value-type="string">
            <text:p text:style-name="P3">Poulet saucé</text:p>
          </table:table-cell>
          <table:table-cell table:style-name="Tableau1.A1" office:value-type="string">
            <text:p text:style-name="P4">6</text:p>
          </table:table-cell>
          <table:table-cell table:style-name="Tableau1.A1" office:value-type="string">
            <text:p text:style-name="P3">C’est du poulet saucé a l’oignon qui est servie avec du riz et des petits poids</text:p>
          </table:table-cell>
          <table:table-cell table:style-name="Tableau1.A1" office:value-type="string">
            <text:p text:style-name="P3">1-viande de poulet</text:p>
            <text:p text:style-name="P6">2-du riz</text:p>
            <text:p text:style-name="P6">3-les petits poids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400g de substitut de poulet de votre choix</text:p>
            <text:p text:style-name="P8">De l’huile d’olive</text:p>
            <text:p text:style-name="P8">6 petites tomates (ou 2 cuillères à soupe de concentré de tomates)</text:p>
            <text:p text:style-name="P8">2 oignons, en quartiers</text:p>
            <text:p text:style-name="P8">3 gousses d’ail</text:p>
            <text:p text:style-name="P8">2 cm de gingembre frais, râpé</text:p>
            <text:p text:style-name="P8">200ml de bouillon de légumes</text:p>
            <text:p text:style-name="P8">400g de petits pois frais ou surgelés</text:p>
            <text:p text:style-name="P8">Épices de votre choix: cumin, curry doux, coriandre</text:p>
            <text:p text:style-name="P8">Sel et poivre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Ragou kimo</text:p>
          </table:table-cell>
          <table:table-cell table:style-name="Tableau1.A1" office:value-type="string">
            <text:p text:style-name="P2">ragot</text:p>
          </table:table-cell>
          <table:table-cell table:style-name="Tableau1.A1" office:value-type="string">
            <text:p text:style-name="P4">7</text:p>
          </table:table-cell>
          <table:table-cell table:style-name="Tableau1.A1" office:value-type="string">
            <text:p text:style-name="P2">Pomme de terre <text:span text:style-name="T2">qui se sert avec de la</text:span> viande hachée</text:p>
          </table:table-cell>
          <table:table-cell table:style-name="Tableau1.A1" office:value-type="string">
            <text:p text:style-name="P2">1-pomme de terre</text:p>
            <text:p text:style-name="P2">2-viande</text:p>
            <text:p text:style-name="P2">3-tomates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400 g de viande hachée,</text:p>
            <text:p text:style-name="P8">500 g de pomme de terre,</text:p>
            <text:p text:style-name="P8">500 g de tomates,</text:p>
            <text:p text:style-name="P8">1 gros oignon,</text:p>
            <text:p text:style-name="P8">4 gousses d’ail ou 1 cuillère-à-café d’ail moulu,</text:p>
            <text:p text:style-name="P8">1 cuillère-à-café de curry de Madagascar,</text:p>
            <text:p text:style-name="P8">1 cuillère-à-café de curcuma,</text:p>
            <text:p text:style-name="P8">1 bonne pincée de zeste de combava,</text:p>
            <text:p text:style-name="P8"><text:soft-page-break/>1 filet d’huile d’olive,</text:p>
            <text:p text:style-name="P8">Sel et Poivre.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2">Riz au lait de coco</text:p>
          </table:table-cell>
          <table:table-cell table:style-name="Tableau1.A1" office:value-type="string">
            <text:p text:style-name="P6">Ris sauté</text:p>
          </table:table-cell>
          <table:table-cell table:style-name="Tableau1.A1" office:value-type="string">
            <text:p text:style-name="P4">8</text:p>
          </table:table-cell>
          <table:table-cell table:style-name="Tableau1.A1" office:value-type="string">
            <text:p text:style-name="P6">C’est du riz au coco qui se mange simplement</text:p>
          </table:table-cell>
          <table:table-cell table:style-name="Tableau1.A1" office:value-type="string">
            <text:p text:style-name="P6">1-noie de coco</text:p>
            <text:p text:style-name="P6">2-riz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Ingrédients : Pour 3 personnes</text:p>
            <text:p text:style-name="P8">200 g de riz basmati</text:p>
            <text:p text:style-name="P8">200 ml de lait de coco light</text:p>
            <text:p text:style-name="P8">50 ml d’eau</text:p>
            <text:p text:style-name="P8">sel</text:p>
            <text:p text:style-name="P8">4 clous de cardamome ( facultatif)</text:p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4">Hen’omby ritra</text:p>
          </table:table-cell>
          <table:table-cell table:style-name="Tableau1.A1" office:value-type="string">
            <text:p text:style-name="P4">Bœuf garni</text:p>
          </table:table-cell>
          <table:table-cell table:style-name="Tableau1.A1" office:value-type="string">
            <text:p text:style-name="P4">9</text:p>
          </table:table-cell>
          <table:table-cell table:style-name="Tableau1.A1" office:value-type="string">
            <text:p text:style-name="P4">Viande de bœuf garnie qui se mange avec tout accompagnement</text:p>
          </table:table-cell>
          <table:table-cell table:style-name="Tableau1.A1" office:value-type="string">
            <text:p text:style-name="P7">1-viande de bœuf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500 à 600g Viande de boeuf (ou de Zebu) 1 Oignon2 Gousses d'ailà votre goût Gingembre en poudre3 cuillères à soupe Huile végétale250ml Eauà votre goût Sel</text:p>
          </table:table-cell>
          <table:table-cell table:style-name="Tableau1.A1" office:value-type="string">
            <text:p text:style-name="P8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9">Ravitoto sy henakiso</text:p>
          </table:table-cell>
          <table:table-cell table:style-name="Tableau2.A1" office:value-type="string">
            <text:p text:style-name="P9">Porc soupé</text:p>
          </table:table-cell>
          <table:table-cell table:style-name="Tableau2.A1" office:value-type="string">
            <text:p text:style-name="P9">10</text:p>
          </table:table-cell>
          <table:table-cell table:style-name="Tableau2.A1" office:value-type="string">
            <text:p text:style-name="P9">Poitrine de porc soupé accompagnement du riz</text:p>
          </table:table-cell>
          <table:table-cell table:style-name="Tableau2.A1" office:value-type="string">
            <text:p text:style-name="P9">1-viande de porc</text:p>
            <text:p text:style-name="P9">2-soupe</text:p>
            <text:p text:style-name="P9">3-riz</text:p>
            <text:p text:style-name="P9">4-carrotes</text:p>
          </table:table-cell>
          <table:table-cell table:style-name="Tableau2.A1" office:value-type="string">
            <text:p text:style-name="Table_20_Contents"/>
          </table:table-cell>
          <table:table-cell table:style-name="Tableau2.G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5:06:39.026125083</meta:creation-date>
    <dc:date>2022-12-28T15:19:58.227591778</dc:date>
    <meta:editing-duration>PT13M20S</meta:editing-duration>
    <meta:editing-cycles>1</meta:editing-cycles>
    <meta:document-statistic meta:table-count="2" meta:image-count="0" meta:object-count="0" meta:page-count="3" meta:paragraph-count="128" meta:word-count="530" meta:character-count="2715" meta:non-whitespace-character-count="2312"/>
    <meta:generator>LibreOffice/7.3.6.2$Linux_X86_64 LibreOffice_project/30$Build-2</meta:generator>
  </office:meta>
</office:document-meta>
</file>